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junction</text:p>
          </table:table-cell>
          <table:table-cell/>
          <table:table-cell table:style-name="ce1" office:value-type="string" calcext:value-type="string">
            <text:p>to add: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gain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jective</text:p>
          </table:table-cell>
          <table:table-cell/>
          <table:table-cell table:style-name="ce1" office:value-type="string" calcext:value-type="string">
            <text:p>sexy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one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jective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am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d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gel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nswer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ab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e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ss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by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nana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come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est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ig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ra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n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urnerot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n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ldren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ld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jectiv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e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reate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t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d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njunc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es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nt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questio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ink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ug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rugs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arth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at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st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ist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ther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el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b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eet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nd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e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iend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ck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cking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ture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ft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ive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d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od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at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w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ppiness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ppy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ve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ere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t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ow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ungry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ortant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s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w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ts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fe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ke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ve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e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st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ve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ke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ny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ning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nd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ch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y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ight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f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d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ur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utside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ents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rty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lanet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ccoo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l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h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ght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d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conds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e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x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uld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leep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artphone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me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ecial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ong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rvive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ke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ll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at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ere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ing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is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night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uch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derwear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icorn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til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nt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ay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e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ere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o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ll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oman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es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ng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our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uu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work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obs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l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3" table:number-rows-repeated="10484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7:56:45.705666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12-01T17:58:21.486131847</dc:date>
    <meta:editing-duration>PT1M35S</meta:editing-duration>
    <meta:editing-cycles>1</meta:editing-cycles>
    <meta:document-statistic meta:table-count="1" meta:cell-count="503" meta:object-count="0"/>
  </office:meta>
</office:document-meta>
</file>